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"Jelly-chan"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cause any
real harm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
and allow us to see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0:48:00+02:00</meta:creation-date>
    <dc:date>2020-04-05T10:48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